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SIMPLE-BINARY__NONE,</text:p>
          </table:table-cell>
          <table:table-cell office:value-type="string" calcext:value-type="string">
            <text:p>SIMPLE-BINARY__GZIP,</text:p>
          </table:table-cell>
          <table:table-cell office:value-type="string" calcext:value-type="string">
            <text:p>SIMPLE-BINARY__BZIP2,</text:p>
          </table:table-cell>
          <table:table-cell office:value-type="string" calcext:value-type="string">
            <text:p>BYTE__NONE,</text:p>
          </table:table-cell>
          <table:table-cell office:value-type="string" calcext:value-type="string">
            <text:p>BYTE__GZIP,</text:p>
          </table:table-cell>
          <table:table-cell office:value-type="string" calcext:value-type="string">
            <text:p>BYTE__BZIP2,</text:p>
          </table:table-cell>
          <table:table-cell office:value-type="string" calcext:value-type="string">
            <text:p>BIT__NONE,</text:p>
          </table:table-cell>
          <table:table-cell office:value-type="string" calcext:value-type="string">
            <text:p>BIT__GZIP,</text:p>
          </table:table-cell>
          <table:table-cell office:value-type="string" calcext:value-type="string">
            <text:p>BIT__BZIP2,</text:p>
          </table:table-cell>
          <table:table-cell table:number-columns-repeated="4"/>
        </table:table-row>
        <table:table-row table:style-name="ro1">
          <table:table-cell office:value-type="float" office:value="39222" calcext:value-type="float">
            <text:p>39222</text:p>
          </table:table-cell>
          <table:table-cell office:value-type="float" office:value="561919" calcext:value-type="float">
            <text:p>561919</text:p>
          </table:table-cell>
          <table:table-cell office:value-type="float" office:value="435485" calcext:value-type="float">
            <text:p>435485</text:p>
          </table:table-cell>
          <table:table-cell office:value-type="float" office:value="50408" calcext:value-type="float">
            <text:p>50408</text:p>
          </table:table-cell>
          <table:table-cell office:value-type="float" office:value="181441" calcext:value-type="float">
            <text:p>181441</text:p>
          </table:table-cell>
          <table:table-cell office:value-type="float" office:value="297466" calcext:value-type="float">
            <text:p>297466</text:p>
          </table:table-cell>
          <table:table-cell table:formula="of:=[.M2]+[.L42]" office:value-type="float" office:value="1057356" calcext:value-type="float">
            <text:p>1057356</text:p>
          </table:table-cell>
          <table:table-cell office:value-type="float" office:value="92671" calcext:value-type="float">
            <text:p>92671</text:p>
          </table:table-cell>
          <table:table-cell office:value-type="float" office:value="252062" calcext:value-type="float">
            <text:p>252062</text:p>
          </table:table-cell>
          <table:table-cell table:number-columns-repeated="3"/>
          <table:table-cell office:value-type="float" office:value="49356" calcext:value-type="float">
            <text:p>49356</text:p>
          </table:table-cell>
        </table:table-row>
        <table:table-row table:style-name="ro1">
          <table:table-cell office:value-type="float" office:value="98790" calcext:value-type="float">
            <text:p>98790</text:p>
          </table:table-cell>
          <table:table-cell office:value-type="float" office:value="591135" calcext:value-type="float">
            <text:p>591135</text:p>
          </table:table-cell>
          <table:table-cell office:value-type="float" office:value="922539" calcext:value-type="float">
            <text:p>922539</text:p>
          </table:table-cell>
          <table:table-cell office:value-type="float" office:value="83567" calcext:value-type="float">
            <text:p>83567</text:p>
          </table:table-cell>
          <table:table-cell office:value-type="float" office:value="372971" calcext:value-type="float">
            <text:p>372971</text:p>
          </table:table-cell>
          <table:table-cell office:value-type="float" office:value="332428" calcext:value-type="float">
            <text:p>332428</text:p>
          </table:table-cell>
          <table:table-cell table:formula="of:=[.M3]+[.L43]" office:value-type="float" office:value="1587561" calcext:value-type="float">
            <text:p>1587561</text:p>
          </table:table-cell>
          <table:table-cell office:value-type="float" office:value="119865" calcext:value-type="float">
            <text:p>119865</text:p>
          </table:table-cell>
          <table:table-cell office:value-type="float" office:value="263439" calcext:value-type="float">
            <text:p>263439</text:p>
          </table:table-cell>
          <table:table-cell table:number-columns-repeated="3"/>
          <table:table-cell office:value-type="float" office:value="78228" calcext:value-type="float">
            <text:p>78228</text:p>
          </table:table-cell>
        </table:table-row>
        <table:table-row table:style-name="ro1">
          <table:table-cell office:value-type="float" office:value="118487" calcext:value-type="float">
            <text:p>118487</text:p>
          </table:table-cell>
          <table:table-cell office:value-type="float" office:value="1090296" calcext:value-type="float">
            <text:p>1090296</text:p>
          </table:table-cell>
          <table:table-cell office:value-type="float" office:value="1259420" calcext:value-type="float">
            <text:p>1259420</text:p>
          </table:table-cell>
          <table:table-cell office:value-type="float" office:value="160469" calcext:value-type="float">
            <text:p>160469</text:p>
          </table:table-cell>
          <table:table-cell office:value-type="float" office:value="711309" calcext:value-type="float">
            <text:p>711309</text:p>
          </table:table-cell>
          <table:table-cell office:value-type="float" office:value="572366" calcext:value-type="float">
            <text:p>572366</text:p>
          </table:table-cell>
          <table:table-cell table:formula="of:=[.M4]+[.L44]" office:value-type="float" office:value="2238521" calcext:value-type="float">
            <text:p>2238521</text:p>
          </table:table-cell>
          <table:table-cell office:value-type="float" office:value="154276" calcext:value-type="float">
            <text:p>154276</text:p>
          </table:table-cell>
          <table:table-cell office:value-type="float" office:value="301343" calcext:value-type="float">
            <text:p>301343</text:p>
          </table:table-cell>
          <table:table-cell table:number-columns-repeated="3"/>
          <table:table-cell office:value-type="float" office:value="101121" calcext:value-type="float">
            <text:p>101121</text:p>
          </table:table-cell>
        </table:table-row>
        <table:table-row table:style-name="ro1">
          <table:table-cell office:value-type="float" office:value="100173" calcext:value-type="float">
            <text:p>100173</text:p>
          </table:table-cell>
          <table:table-cell office:value-type="float" office:value="815516" calcext:value-type="float">
            <text:p>815516</text:p>
          </table:table-cell>
          <table:table-cell office:value-type="float" office:value="1019618" calcext:value-type="float">
            <text:p>1019618</text:p>
          </table:table-cell>
          <table:table-cell office:value-type="float" office:value="134231" calcext:value-type="float">
            <text:p>134231</text:p>
          </table:table-cell>
          <table:table-cell office:value-type="float" office:value="603384" calcext:value-type="float">
            <text:p>603384</text:p>
          </table:table-cell>
          <table:table-cell office:value-type="float" office:value="502619" calcext:value-type="float">
            <text:p>502619</text:p>
          </table:table-cell>
          <table:table-cell table:formula="of:=[.M5]+[.L45]" office:value-type="float" office:value="2729337" calcext:value-type="float">
            <text:p>2729337</text:p>
          </table:table-cell>
          <table:table-cell office:value-type="float" office:value="188662" calcext:value-type="float">
            <text:p>188662</text:p>
          </table:table-cell>
          <table:table-cell office:value-type="float" office:value="362036" calcext:value-type="float">
            <text:p>362036</text:p>
          </table:table-cell>
          <table:table-cell table:number-columns-repeated="3"/>
          <table:table-cell office:value-type="float" office:value="123137" calcext:value-type="float">
            <text:p>123137</text:p>
          </table:table-cell>
        </table:table-row>
        <table:table-row table:style-name="ro1">
          <table:table-cell office:value-type="float" office:value="113442" calcext:value-type="float">
            <text:p>113442</text:p>
          </table:table-cell>
          <table:table-cell office:value-type="float" office:value="969024" calcext:value-type="float">
            <text:p>969024</text:p>
          </table:table-cell>
          <table:table-cell office:value-type="float" office:value="1201171" calcext:value-type="float">
            <text:p>1201171</text:p>
          </table:table-cell>
          <table:table-cell office:value-type="float" office:value="157619" calcext:value-type="float">
            <text:p>157619</text:p>
          </table:table-cell>
          <table:table-cell office:value-type="float" office:value="710472" calcext:value-type="float">
            <text:p>710472</text:p>
          </table:table-cell>
          <table:table-cell office:value-type="float" office:value="591415" calcext:value-type="float">
            <text:p>591415</text:p>
          </table:table-cell>
          <table:table-cell table:formula="of:=[.M6]+[.L46]" office:value-type="float" office:value="3447727" calcext:value-type="float">
            <text:p>3447727</text:p>
          </table:table-cell>
          <table:table-cell office:value-type="float" office:value="221851" calcext:value-type="float">
            <text:p>221851</text:p>
          </table:table-cell>
          <table:table-cell office:value-type="float" office:value="427742" calcext:value-type="float">
            <text:p>427742</text:p>
          </table:table-cell>
          <table:table-cell table:number-columns-repeated="3"/>
          <table:table-cell office:value-type="float" office:value="145727" calcext:value-type="float">
            <text:p>145727</text:p>
          </table:table-cell>
        </table:table-row>
        <table:table-row table:style-name="ro1">
          <table:table-cell office:value-type="float" office:value="138869" calcext:value-type="float">
            <text:p>138869</text:p>
          </table:table-cell>
          <table:table-cell office:value-type="float" office:value="1242576" calcext:value-type="float">
            <text:p>1242576</text:p>
          </table:table-cell>
          <table:table-cell office:value-type="float" office:value="1376499" calcext:value-type="float">
            <text:p>1376499</text:p>
          </table:table-cell>
          <table:table-cell office:value-type="float" office:value="180562" calcext:value-type="float">
            <text:p>180562</text:p>
          </table:table-cell>
          <table:table-cell office:value-type="float" office:value="816751" calcext:value-type="float">
            <text:p>816751</text:p>
          </table:table-cell>
          <table:table-cell office:value-type="float" office:value="673867" calcext:value-type="float">
            <text:p>673867</text:p>
          </table:table-cell>
          <table:table-cell table:formula="of:=[.M7]+[.L47]" office:value-type="float" office:value="3749817" calcext:value-type="float">
            <text:p>3749817</text:p>
          </table:table-cell>
          <table:table-cell office:value-type="float" office:value="252268" calcext:value-type="float">
            <text:p>252268</text:p>
          </table:table-cell>
          <table:table-cell office:value-type="float" office:value="492930" calcext:value-type="float">
            <text:p>492930</text:p>
          </table:table-cell>
          <table:table-cell table:number-columns-repeated="3"/>
          <table:table-cell office:value-type="float" office:value="167017" calcext:value-type="float">
            <text:p>167017</text:p>
          </table:table-cell>
        </table:table-row>
        <table:table-row table:style-name="ro1">
          <table:table-cell office:value-type="float" office:value="147924" calcext:value-type="float">
            <text:p>147924</text:p>
          </table:table-cell>
          <table:table-cell office:value-type="float" office:value="1273776" calcext:value-type="float">
            <text:p>1273776</text:p>
          </table:table-cell>
          <table:table-cell office:value-type="float" office:value="1558651" calcext:value-type="float">
            <text:p>1558651</text:p>
          </table:table-cell>
          <table:table-cell office:value-type="float" office:value="204312" calcext:value-type="float">
            <text:p>204312</text:p>
          </table:table-cell>
          <table:table-cell office:value-type="float" office:value="923726" calcext:value-type="float">
            <text:p>923726</text:p>
          </table:table-cell>
          <table:table-cell office:value-type="float" office:value="765693" calcext:value-type="float">
            <text:p>765693</text:p>
          </table:table-cell>
          <table:table-cell table:formula="of:=[.M8]+[.L48]" office:value-type="float" office:value="4421610" calcext:value-type="float">
            <text:p>4421610</text:p>
          </table:table-cell>
          <table:table-cell office:value-type="float" office:value="286940" calcext:value-type="float">
            <text:p>286940</text:p>
          </table:table-cell>
          <table:table-cell office:value-type="float" office:value="561428" calcext:value-type="float">
            <text:p>561428</text:p>
          </table:table-cell>
          <table:table-cell table:number-columns-repeated="3"/>
          <table:table-cell office:value-type="float" office:value="186810" calcext:value-type="float">
            <text:p>186810</text:p>
          </table:table-cell>
        </table:table-row>
        <table:table-row table:style-name="ro1">
          <table:table-cell office:value-type="float" office:value="167434" calcext:value-type="float">
            <text:p>167434</text:p>
          </table:table-cell>
          <table:table-cell office:value-type="float" office:value="1570173" calcext:value-type="float">
            <text:p>1570173</text:p>
          </table:table-cell>
          <table:table-cell office:value-type="float" office:value="1723678" calcext:value-type="float">
            <text:p>1723678</text:p>
          </table:table-cell>
          <table:table-cell office:value-type="float" office:value="225625" calcext:value-type="float">
            <text:p>225625</text:p>
          </table:table-cell>
          <table:table-cell office:value-type="float" office:value="1017562" calcext:value-type="float">
            <text:p>1017562</text:p>
          </table:table-cell>
          <table:table-cell office:value-type="float" office:value="848738" calcext:value-type="float">
            <text:p>848738</text:p>
          </table:table-cell>
          <table:table-cell table:formula="of:=[.M9]+[.L49]" office:value-type="float" office:value="4900442" calcext:value-type="float">
            <text:p>4900442</text:p>
          </table:table-cell>
          <table:table-cell office:value-type="float" office:value="314944" calcext:value-type="float">
            <text:p>314944</text:p>
          </table:table-cell>
          <table:table-cell office:value-type="float" office:value="622332" calcext:value-type="float">
            <text:p>622332</text:p>
          </table:table-cell>
          <table:table-cell table:number-columns-repeated="3"/>
          <table:table-cell office:value-type="float" office:value="205642" calcext:value-type="float">
            <text:p>205642</text:p>
          </table:table-cell>
        </table:table-row>
        <table:table-row table:style-name="ro1">
          <table:table-cell office:value-type="float" office:value="184070" calcext:value-type="float">
            <text:p>184070</text:p>
          </table:table-cell>
          <table:table-cell office:value-type="float" office:value="1725541" calcext:value-type="float">
            <text:p>1725541</text:p>
          </table:table-cell>
          <table:table-cell office:value-type="float" office:value="1891723" calcext:value-type="float">
            <text:p>1891723</text:p>
          </table:table-cell>
          <table:table-cell office:value-type="float" office:value="245723" calcext:value-type="float">
            <text:p>245723</text:p>
          </table:table-cell>
          <table:table-cell office:value-type="float" office:value="1109214" calcext:value-type="float">
            <text:p>1109214</text:p>
          </table:table-cell>
          <table:table-cell office:value-type="float" office:value="920933" calcext:value-type="float">
            <text:p>920933</text:p>
          </table:table-cell>
          <table:table-cell table:formula="of:=[.M10]+[.L50]" office:value-type="float" office:value="5602245" calcext:value-type="float">
            <text:p>5602245</text:p>
          </table:table-cell>
          <table:table-cell office:value-type="float" office:value="347848" calcext:value-type="float">
            <text:p>347848</text:p>
          </table:table-cell>
          <table:table-cell office:value-type="float" office:value="678846" calcext:value-type="float">
            <text:p>678846</text:p>
          </table:table-cell>
          <table:table-cell table:number-columns-repeated="3"/>
          <table:table-cell office:value-type="float" office:value="224245" calcext:value-type="float">
            <text:p>224245</text:p>
          </table:table-cell>
        </table:table-row>
        <table:table-row table:style-name="ro1">
          <table:table-cell office:value-type="float" office:value="203638" calcext:value-type="float">
            <text:p>203638</text:p>
          </table:table-cell>
          <table:table-cell office:value-type="float" office:value="1864537" calcext:value-type="float">
            <text:p>1864537</text:p>
          </table:table-cell>
          <table:table-cell office:value-type="float" office:value="2035910" calcext:value-type="float">
            <text:p>2035910</text:p>
          </table:table-cell>
          <table:table-cell office:value-type="float" office:value="263765" calcext:value-type="float">
            <text:p>263765</text:p>
          </table:table-cell>
          <table:table-cell office:value-type="float" office:value="1199393" calcext:value-type="float">
            <text:p>1199393</text:p>
          </table:table-cell>
          <table:table-cell office:value-type="float" office:value="993357" calcext:value-type="float">
            <text:p>993357</text:p>
          </table:table-cell>
          <table:table-cell table:formula="of:=[.M11]+[.L51]" office:value-type="float" office:value="5943603" calcext:value-type="float">
            <text:p>5943603</text:p>
          </table:table-cell>
          <table:table-cell office:value-type="float" office:value="373535" calcext:value-type="float">
            <text:p>373535</text:p>
          </table:table-cell>
          <table:table-cell office:value-type="float" office:value="738451" calcext:value-type="float">
            <text:p>738451</text:p>
          </table:table-cell>
          <table:table-cell table:number-columns-repeated="3"/>
          <table:table-cell office:value-type="float" office:value="242203" calcext:value-type="float">
            <text:p>242203</text:p>
          </table:table-cell>
        </table:table-row>
        <table:table-row table:style-name="ro1">
          <table:table-cell office:value-type="float" office:value="229535" calcext:value-type="float">
            <text:p>229535</text:p>
          </table:table-cell>
          <table:table-cell office:value-type="float" office:value="2214098" calcext:value-type="float">
            <text:p>2214098</text:p>
          </table:table-cell>
          <table:table-cell office:value-type="float" office:value="2551653" calcext:value-type="float">
            <text:p>2551653</text:p>
          </table:table-cell>
          <table:table-cell office:value-type="float" office:value="303799" calcext:value-type="float">
            <text:p>303799</text:p>
          </table:table-cell>
          <table:table-cell office:value-type="float" office:value="1390629" calcext:value-type="float">
            <text:p>1390629</text:p>
          </table:table-cell>
          <table:table-cell office:value-type="float" office:value="1254243" calcext:value-type="float">
            <text:p>1254243</text:p>
          </table:table-cell>
          <table:table-cell table:formula="of:=[.M12]+[.L52]" office:value-type="float" office:value="6831177" calcext:value-type="float">
            <text:p>6831177</text:p>
          </table:table-cell>
          <table:table-cell office:value-type="float" office:value="452126" calcext:value-type="float">
            <text:p>452126</text:p>
          </table:table-cell>
          <table:table-cell office:value-type="float" office:value="911667" calcext:value-type="float">
            <text:p>911667</text:p>
          </table:table-cell>
          <table:table-cell table:number-columns-repeated="3"/>
          <table:table-cell office:value-type="float" office:value="284010" calcext:value-type="float">
            <text:p>284010</text:p>
          </table:table-cell>
        </table:table-row>
        <table:table-row table:style-name="ro1">
          <table:table-cell office:value-type="float" office:value="230985" calcext:value-type="float">
            <text:p>230985</text:p>
          </table:table-cell>
          <table:table-cell office:value-type="float" office:value="2036069" calcext:value-type="float">
            <text:p>2036069</text:p>
          </table:table-cell>
          <table:table-cell office:value-type="float" office:value="2412770" calcext:value-type="float">
            <text:p>2412770</text:p>
          </table:table-cell>
          <table:table-cell office:value-type="float" office:value="304531" calcext:value-type="float">
            <text:p>304531</text:p>
          </table:table-cell>
          <table:table-cell office:value-type="float" office:value="1384210" calcext:value-type="float">
            <text:p>1384210</text:p>
          </table:table-cell>
          <table:table-cell office:value-type="float" office:value="1176134" calcext:value-type="float">
            <text:p>1176134</text:p>
          </table:table-cell>
          <table:table-cell table:formula="of:=[.M13]+[.L53]" office:value-type="float" office:value="6943465" calcext:value-type="float">
            <text:p>6943465</text:p>
          </table:table-cell>
          <table:table-cell office:value-type="float" office:value="434118" calcext:value-type="float">
            <text:p>434118</text:p>
          </table:table-cell>
          <table:table-cell office:value-type="float" office:value="850225" calcext:value-type="float">
            <text:p>850225</text:p>
          </table:table-cell>
          <table:table-cell table:number-columns-repeated="3"/>
          <table:table-cell office:value-type="float" office:value="284465" calcext:value-type="float">
            <text:p>284465</text:p>
          </table:table-cell>
        </table:table-row>
        <table:table-row table:style-name="ro1">
          <table:table-cell office:value-type="float" office:value="243080" calcext:value-type="float">
            <text:p>243080</text:p>
          </table:table-cell>
          <table:table-cell office:value-type="float" office:value="2351991" calcext:value-type="float">
            <text:p>2351991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324588" calcext:value-type="float">
            <text:p>324588</text:p>
          </table:table-cell>
          <table:table-cell office:value-type="float" office:value="1480994" calcext:value-type="float">
            <text:p>1480994</text:p>
          </table:table-cell>
          <table:table-cell office:value-type="float" office:value="1239701" calcext:value-type="float">
            <text:p>1239701</text:p>
          </table:table-cell>
          <table:table-cell table:formula="of:=[.M14]+[.L54]" office:value-type="float" office:value="7510415" calcext:value-type="float">
            <text:p>7510415</text:p>
          </table:table-cell>
          <table:table-cell office:value-type="float" office:value="459082" calcext:value-type="float">
            <text:p>459082</text:p>
          </table:table-cell>
          <table:table-cell office:value-type="float" office:value="908503" calcext:value-type="float">
            <text:p>908503</text:p>
          </table:table-cell>
          <table:table-cell table:number-columns-repeated="3"/>
          <table:table-cell office:value-type="float" office:value="297415" calcext:value-type="float">
            <text:p>297415</text:p>
          </table:table-cell>
        </table:table-row>
        <table:table-row table:style-name="ro1">
          <table:table-cell office:value-type="float" office:value="255402" calcext:value-type="float">
            <text:p>255402</text:p>
          </table:table-cell>
          <table:table-cell office:value-type="float" office:value="2229989" calcext:value-type="float">
            <text:p>2229989</text:p>
          </table:table-cell>
          <table:table-cell office:value-type="float" office:value="2726731" calcext:value-type="float">
            <text:p>2726731</text:p>
          </table:table-cell>
          <table:table-cell office:value-type="float" office:value="341318" calcext:value-type="float">
            <text:p>341318</text:p>
          </table:table-cell>
          <table:table-cell office:value-type="float" office:value="1576590" calcext:value-type="float">
            <text:p>1576590</text:p>
          </table:table-cell>
          <table:table-cell office:value-type="float" office:value="1318954" calcext:value-type="float">
            <text:p>1318954</text:p>
          </table:table-cell>
          <table:table-cell table:formula="of:=[.M15]+[.L55]" office:value-type="float" office:value="8182654" calcext:value-type="float">
            <text:p>8182654</text:p>
          </table:table-cell>
          <table:table-cell office:value-type="float" office:value="485459" calcext:value-type="float">
            <text:p>485459</text:p>
          </table:table-cell>
          <table:table-cell office:value-type="float" office:value="982813" calcext:value-type="float">
            <text:p>982813</text:p>
          </table:table-cell>
          <table:table-cell table:number-columns-repeated="3"/>
          <table:table-cell office:value-type="float" office:value="313654" calcext:value-type="float">
            <text:p>313654</text:p>
          </table:table-cell>
        </table:table-row>
        <table:table-row table:style-name="ro1">
          <table:table-cell office:value-type="float" office:value="279156" calcext:value-type="float">
            <text:p>279156</text:p>
          </table:table-cell>
          <table:table-cell office:value-type="float" office:value="2618600" calcext:value-type="float">
            <text:p>2618600</text:p>
          </table:table-cell>
          <table:table-cell office:value-type="float" office:value="2903954" calcext:value-type="float">
            <text:p>2903954</text:p>
          </table:table-cell>
          <table:table-cell office:value-type="float" office:value="366394" calcext:value-type="float">
            <text:p>366394</text:p>
          </table:table-cell>
          <table:table-cell office:value-type="float" office:value="1666325" calcext:value-type="float">
            <text:p>1666325</text:p>
          </table:table-cell>
          <table:table-cell office:value-type="float" office:value="1396641" calcext:value-type="float">
            <text:p>1396641</text:p>
          </table:table-cell>
          <table:table-cell table:formula="of:=[.M16]+[.L56]" office:value-type="float" office:value="8848908" calcext:value-type="float">
            <text:p>8848908</text:p>
          </table:table-cell>
          <table:table-cell office:value-type="float" office:value="516986" calcext:value-type="float">
            <text:p>516986</text:p>
          </table:table-cell>
          <table:table-cell office:value-type="float" office:value="1046854" calcext:value-type="float">
            <text:p>1046854</text:p>
          </table:table-cell>
          <table:table-cell table:number-columns-repeated="3"/>
          <table:table-cell office:value-type="float" office:value="333908" calcext:value-type="float">
            <text:p>3339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wrong vers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thcompil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SIMPLE-BINARY__NONE,</text:p>
          </table:table-cell>
          <table:table-cell office:value-type="string" calcext:value-type="string">
            <text:p>SIMPLE-BINARY__GZIP,</text:p>
          </table:table-cell>
          <table:table-cell office:value-type="string" calcext:value-type="string">
            <text:p>SIMPLE-BINARY__BZIP2,</text:p>
          </table:table-cell>
          <table:table-cell office:value-type="string" calcext:value-type="string">
            <text:p>BYTE__NONE,</text:p>
          </table:table-cell>
          <table:table-cell office:value-type="string" calcext:value-type="string">
            <text:p>BYTE__GZIP,</text:p>
          </table:table-cell>
          <table:table-cell office:value-type="string" calcext:value-type="string">
            <text:p>BYTE__BZIP2,</text:p>
          </table:table-cell>
          <table:table-cell office:value-type="string" calcext:value-type="string">
            <text:p>BIT__NONE,</text:p>
          </table:table-cell>
          <table:table-cell office:value-type="string" calcext:value-type="string">
            <text:p>BIT__GZIP,</text:p>
          </table:table-cell>
          <table:table-cell office:value-type="string" calcext:value-type="string">
            <text:p>BIT__BZIP2,</text:p>
          </table:table-cell>
          <table:table-cell table:number-columns-repeated="4"/>
        </table:table-row>
        <table:table-row table:style-name="ro1">
          <table:table-cell office:value-type="float" office:value="39222" calcext:value-type="float">
            <text:p>39222</text:p>
          </table:table-cell>
          <table:table-cell office:value-type="float" office:value="561919" calcext:value-type="float">
            <text:p>561919</text:p>
          </table:table-cell>
          <table:table-cell office:value-type="float" office:value="435485" calcext:value-type="float">
            <text:p>435485</text:p>
          </table:table-cell>
          <table:table-cell office:value-type="float" office:value="50408" calcext:value-type="float">
            <text:p>50408</text:p>
          </table:table-cell>
          <table:table-cell office:value-type="float" office:value="181441" calcext:value-type="float">
            <text:p>181441</text:p>
          </table:table-cell>
          <table:table-cell office:value-type="float" office:value="297466" calcext:value-type="float">
            <text:p>297466</text:p>
          </table:table-cell>
          <table:table-cell table:formula="of:=[.M24]+[.L42]" office:value-type="float" office:value="1057356" calcext:value-type="float">
            <text:p>1057356</text:p>
          </table:table-cell>
          <table:table-cell office:value-type="float" office:value="92671" calcext:value-type="float">
            <text:p>92671</text:p>
          </table:table-cell>
          <table:table-cell office:value-type="float" office:value="252062" calcext:value-type="float">
            <text:p>252062</text:p>
          </table:table-cell>
          <table:table-cell table:number-columns-repeated="3"/>
          <table:table-cell office:value-type="float" office:value="49356" calcext:value-type="float">
            <text:p>49356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823851" calcext:value-type="float">
            <text:p>823851</text:p>
          </table:table-cell>
          <table:table-cell office:value-type="float" office:value="679882" calcext:value-type="float">
            <text:p>679882</text:p>
          </table:table-cell>
          <table:table-cell office:value-type="float" office:value="81396" calcext:value-type="float">
            <text:p>81396</text:p>
          </table:table-cell>
          <table:table-cell office:value-type="float" office:value="287367" calcext:value-type="float">
            <text:p>287367</text:p>
          </table:table-cell>
          <table:table-cell office:value-type="float" office:value="473037" calcext:value-type="float">
            <text:p>473037</text:p>
          </table:table-cell>
          <table:table-cell table:formula="of:=[.M25]+[.L43]" office:value-type="float" office:value="1589526" calcext:value-type="float">
            <text:p>1589526</text:p>
          </table:table-cell>
          <table:table-cell office:value-type="float" office:value="148899" calcext:value-type="float">
            <text:p>148899</text:p>
          </table:table-cell>
          <table:table-cell office:value-type="float" office:value="404341" calcext:value-type="float">
            <text:p>404341</text:p>
          </table:table-cell>
          <table:table-cell table:number-columns-repeated="3"/>
          <table:table-cell office:value-type="float" office:value="80193" calcext:value-type="float">
            <text:p>80193</text:p>
          </table:table-cell>
        </table:table-row>
        <table:table-row table:style-name="ro1">
          <table:table-cell office:value-type="float" office:value="85505" calcext:value-type="float">
            <text:p>85505</text:p>
          </table:table-cell>
          <table:table-cell office:value-type="float" office:value="1335955" calcext:value-type="float">
            <text:p>1335955</text:p>
          </table:table-cell>
          <table:table-cell office:value-type="float" office:value="949421" calcext:value-type="float">
            <text:p>949421</text:p>
          </table:table-cell>
          <table:table-cell office:value-type="float" office:value="115163" calcext:value-type="float">
            <text:p>115163</text:p>
          </table:table-cell>
          <table:table-cell office:value-type="float" office:value="399275" calcext:value-type="float">
            <text:p>399275</text:p>
          </table:table-cell>
          <table:table-cell office:value-type="float" office:value="669244" calcext:value-type="float">
            <text:p>669244</text:p>
          </table:table-cell>
          <table:table-cell table:formula="of:=[.M26]+[.L44]" office:value-type="float" office:value="2249435" calcext:value-type="float">
            <text:p>2249435</text:p>
          </table:table-cell>
          <table:table-cell office:value-type="float" office:value="212202" calcext:value-type="float">
            <text:p>212202</text:p>
          </table:table-cell>
          <table:table-cell office:value-type="float" office:value="587133" calcext:value-type="float">
            <text:p>587133</text:p>
          </table:table-cell>
          <table:table-cell table:number-columns-repeated="3"/>
          <table:table-cell office:value-type="float" office:value="112035" calcext:value-type="float">
            <text:p>112035</text:p>
          </table:table-cell>
        </table:table-row>
        <table:table-row table:style-name="ro1">
          <table:table-cell office:value-type="float" office:value="101081" calcext:value-type="float">
            <text:p>101081</text:p>
          </table:table-cell>
          <table:table-cell office:value-type="float" office:value="1503475" calcext:value-type="float">
            <text:p>1503475</text:p>
          </table:table-cell>
          <table:table-cell office:value-type="float" office:value="1178484" calcext:value-type="float">
            <text:p>1178484</text:p>
          </table:table-cell>
          <table:table-cell office:value-type="float" office:value="138132" calcext:value-type="float">
            <text:p>138132</text:p>
          </table:table-cell>
          <table:table-cell office:value-type="float" office:value="497122" calcext:value-type="float">
            <text:p>497122</text:p>
          </table:table-cell>
          <table:table-cell office:value-type="float" office:value="822701" calcext:value-type="float">
            <text:p>822701</text:p>
          </table:table-cell>
          <table:table-cell table:formula="of:=[.M27]+[.L45]" office:value-type="float" office:value="2741260" calcext:value-type="float">
            <text:p>2741260</text:p>
          </table:table-cell>
          <table:table-cell office:value-type="float" office:value="259652" calcext:value-type="float">
            <text:p>259652</text:p>
          </table:table-cell>
          <table:table-cell office:value-type="float" office:value="719781" calcext:value-type="float">
            <text:p>719781</text:p>
          </table:table-cell>
          <table:table-cell table:number-columns-repeated="3"/>
          <table:table-cell office:value-type="float" office:value="135060" calcext:value-type="float">
            <text:p>135060</text:p>
          </table:table-cell>
        </table:table-row>
        <table:table-row table:style-name="ro1">
          <table:table-cell office:value-type="float" office:value="127451" calcext:value-type="float">
            <text:p>127451</text:p>
          </table:table-cell>
          <table:table-cell office:value-type="float" office:value="1954505" calcext:value-type="float">
            <text:p>1954505</text:p>
          </table:table-cell>
          <table:table-cell office:value-type="float" office:value="1475089" calcext:value-type="float">
            <text:p>1475089</text:p>
          </table:table-cell>
          <table:table-cell office:value-type="float" office:value="166749" calcext:value-type="float">
            <text:p>166749</text:p>
          </table:table-cell>
          <table:table-cell office:value-type="float" office:value="606113" calcext:value-type="float">
            <text:p>606113</text:p>
          </table:table-cell>
          <table:table-cell office:value-type="float" office:value="1021437" calcext:value-type="float">
            <text:p>1021437</text:p>
          </table:table-cell>
          <table:table-cell table:formula="of:=[.M28]+[.L46]" office:value-type="float" office:value="3463127" calcext:value-type="float">
            <text:p>3463127</text:p>
          </table:table-cell>
          <table:table-cell office:value-type="float" office:value="310129" calcext:value-type="float">
            <text:p>310129</text:p>
          </table:table-cell>
          <table:table-cell office:value-type="float" office:value="889898" calcext:value-type="float">
            <text:p>889898</text:p>
          </table:table-cell>
          <table:table-cell table:number-columns-repeated="3"/>
          <table:table-cell office:value-type="float" office:value="161127" calcext:value-type="float">
            <text:p>161127</text:p>
          </table:table-cell>
        </table:table-row>
        <table:table-row table:style-name="ro1">
          <table:table-cell office:value-type="float" office:value="138488" calcext:value-type="float">
            <text:p>138488</text:p>
          </table:table-cell>
          <table:table-cell office:value-type="float" office:value="2104099" calcext:value-type="float">
            <text:p>2104099</text:p>
          </table:table-cell>
          <table:table-cell office:value-type="float" office:value="1707803" calcext:value-type="float">
            <text:p>1707803</text:p>
          </table:table-cell>
          <table:table-cell office:value-type="float" office:value="190664" calcext:value-type="float">
            <text:p>190664</text:p>
          </table:table-cell>
          <table:table-cell office:value-type="float" office:value="700263" calcext:value-type="float">
            <text:p>700263</text:p>
          </table:table-cell>
          <table:table-cell office:value-type="float" office:value="1204314" calcext:value-type="float">
            <text:p>1204314</text:p>
          </table:table-cell>
          <table:table-cell table:formula="of:=[.M29]+[.L47]" office:value-type="float" office:value="3771235" calcext:value-type="float">
            <text:p>3771235</text:p>
          </table:table-cell>
          <table:table-cell office:value-type="float" office:value="360572" calcext:value-type="float">
            <text:p>360572</text:p>
          </table:table-cell>
          <table:table-cell office:value-type="float" office:value="1038811" calcext:value-type="float">
            <text:p>1038811</text:p>
          </table:table-cell>
          <table:table-cell table:number-columns-repeated="3"/>
          <table:table-cell office:value-type="float" office:value="188435" calcext:value-type="float">
            <text:p>188435</text:p>
          </table:table-cell>
        </table:table-row>
        <table:table-row table:style-name="ro1">
          <table:table-cell office:value-type="float" office:value="164653" calcext:value-type="float">
            <text:p>164653</text:p>
          </table:table-cell>
          <table:table-cell office:value-type="float" office:value="2636574" calcext:value-type="float">
            <text:p>2636574</text:p>
          </table:table-cell>
          <table:table-cell office:value-type="float" office:value="2013631" calcext:value-type="float">
            <text:p>2013631</text:p>
          </table:table-cell>
          <table:table-cell office:value-type="float" office:value="218795" calcext:value-type="float">
            <text:p>218795</text:p>
          </table:table-cell>
          <table:table-cell office:value-type="float" office:value="812077" calcext:value-type="float">
            <text:p>812077</text:p>
          </table:table-cell>
          <table:table-cell office:value-type="float" office:value="1384440" calcext:value-type="float">
            <text:p>1384440</text:p>
          </table:table-cell>
          <table:table-cell table:formula="of:=[.M30]+[.L48]" office:value-type="float" office:value="4447281" calcext:value-type="float">
            <text:p>4447281</text:p>
          </table:table-cell>
          <table:table-cell office:value-type="float" office:value="425128" calcext:value-type="float">
            <text:p>425128</text:p>
          </table:table-cell>
          <table:table-cell office:value-type="float" office:value="1259398" calcext:value-type="float">
            <text:p>1259398</text:p>
          </table:table-cell>
          <table:table-cell table:number-columns-repeated="3"/>
          <table:table-cell office:value-type="float" office:value="212481" calcext:value-type="float">
            <text:p>212481</text:p>
          </table:table-cell>
        </table:table-row>
        <table:table-row table:style-name="ro1">
          <table:table-cell office:value-type="float" office:value="177738" calcext:value-type="float">
            <text:p>177738</text:p>
          </table:table-cell>
          <table:table-cell office:value-type="float" office:value="2760082" calcext:value-type="float">
            <text:p>2760082</text:p>
          </table:table-cell>
          <table:table-cell office:value-type="float" office:value="2234075" calcext:value-type="float">
            <text:p>2234075</text:p>
          </table:table-cell>
          <table:table-cell office:value-type="float" office:value="242945" calcext:value-type="float">
            <text:p>242945</text:p>
          </table:table-cell>
          <table:table-cell office:value-type="float" office:value="918872" calcext:value-type="float">
            <text:p>918872</text:p>
          </table:table-cell>
          <table:table-cell office:value-type="float" office:value="1548423" calcext:value-type="float">
            <text:p>1548423</text:p>
          </table:table-cell>
          <table:table-cell table:formula="of:=[.M31]+[.L49]" office:value-type="float" office:value="4932587" calcext:value-type="float">
            <text:p>4932587</text:p>
          </table:table-cell>
          <table:table-cell office:value-type="float" office:value="468271" calcext:value-type="float">
            <text:p>468271</text:p>
          </table:table-cell>
          <table:table-cell office:value-type="float" office:value="1342245" calcext:value-type="float">
            <text:p>1342245</text:p>
          </table:table-cell>
          <table:table-cell table:number-columns-repeated="3"/>
          <table:table-cell office:value-type="float" office:value="237787" calcext:value-type="float">
            <text:p>237787</text:p>
          </table:table-cell>
        </table:table-row>
        <table:table-row table:style-name="ro1">
          <table:table-cell office:value-type="float" office:value="201084" calcext:value-type="float">
            <text:p>201084</text:p>
          </table:table-cell>
          <table:table-cell office:value-type="float" office:value="3260010" calcext:value-type="float">
            <text:p>3260010</text:p>
          </table:table-cell>
          <table:table-cell office:value-type="float" office:value="2516709" calcext:value-type="float">
            <text:p>2516709</text:p>
          </table:table-cell>
          <table:table-cell office:value-type="float" office:value="270045" calcext:value-type="float">
            <text:p>270045</text:p>
          </table:table-cell>
          <table:table-cell office:value-type="float" office:value="1011253" calcext:value-type="float">
            <text:p>1011253</text:p>
          </table:table-cell>
          <table:table-cell office:value-type="float" office:value="1735518" calcext:value-type="float">
            <text:p>1735518</text:p>
          </table:table-cell>
          <table:table-cell table:formula="of:=[.M32]+[.L50]" office:value-type="float" office:value="5639604" calcext:value-type="float">
            <text:p>5639604</text:p>
          </table:table-cell>
          <table:table-cell office:value-type="float" office:value="524324" calcext:value-type="float">
            <text:p>524324</text:p>
          </table:table-cell>
          <table:table-cell office:value-type="float" office:value="1504645" calcext:value-type="float">
            <text:p>1504645</text:p>
          </table:table-cell>
          <table:table-cell table:number-columns-repeated="3"/>
          <table:table-cell office:value-type="float" office:value="261604" calcext:value-type="float">
            <text:p>261604</text:p>
          </table:table-cell>
        </table:table-row>
        <table:table-row table:style-name="ro1">
          <table:table-cell office:value-type="float" office:value="211862" calcext:value-type="float">
            <text:p>211862</text:p>
          </table:table-cell>
          <table:table-cell office:value-type="float" office:value="3325971" calcext:value-type="float">
            <text:p>3325971</text:p>
          </table:table-cell>
          <table:table-cell office:value-type="float" office:value="2747766" calcext:value-type="float">
            <text:p>2747766</text:p>
          </table:table-cell>
          <table:table-cell office:value-type="float" office:value="293958" calcext:value-type="float">
            <text:p>293958</text:p>
          </table:table-cell>
          <table:table-cell office:value-type="float" office:value="1110340" calcext:value-type="float">
            <text:p>1110340</text:p>
          </table:table-cell>
          <table:table-cell office:value-type="float" office:value="1904705" calcext:value-type="float">
            <text:p>1904705</text:p>
          </table:table-cell>
          <table:table-cell table:formula="of:=[.M33]+[.L51]" office:value-type="float" office:value="5989073" calcext:value-type="float">
            <text:p>5989073</text:p>
          </table:table-cell>
          <table:table-cell office:value-type="float" office:value="574338" calcext:value-type="float">
            <text:p>574338</text:p>
          </table:table-cell>
          <table:table-cell office:value-type="float" office:value="1654683" calcext:value-type="float">
            <text:p>1654683</text:p>
          </table:table-cell>
          <table:table-cell table:number-columns-repeated="3"/>
          <table:table-cell office:value-type="float" office:value="287673" calcext:value-type="float">
            <text:p>287673</text:p>
          </table:table-cell>
        </table:table-row>
        <table:table-row table:style-name="ro1">
          <table:table-cell office:value-type="float" office:value="245450" calcext:value-type="float">
            <text:p>245450</text:p>
          </table:table-cell>
          <table:table-cell office:value-type="float" office:value="3947220" calcext:value-type="float">
            <text:p>3947220</text:p>
          </table:table-cell>
          <table:table-cell office:value-type="float" office:value="3000965" calcext:value-type="float">
            <text:p>3000965</text:p>
          </table:table-cell>
          <table:table-cell office:value-type="float" office:value="321375" calcext:value-type="float">
            <text:p>321375</text:p>
          </table:table-cell>
          <table:table-cell office:value-type="float" office:value="1256471" calcext:value-type="float">
            <text:p>1256471</text:p>
          </table:table-cell>
          <table:table-cell office:value-type="float" office:value="2082326" calcext:value-type="float">
            <text:p>2082326</text:p>
          </table:table-cell>
          <table:table-cell table:formula="of:=[.M34]+[.L52]" office:value-type="float" office:value="6861365" calcext:value-type="float">
            <text:p>6861365</text:p>
          </table:table-cell>
          <table:table-cell office:value-type="float" office:value="635237" calcext:value-type="float">
            <text:p>635237</text:p>
          </table:table-cell>
          <table:table-cell office:value-type="float" office:value="1809398" calcext:value-type="float">
            <text:p>1809398</text:p>
          </table:table-cell>
          <table:table-cell table:number-columns-repeated="3"/>
          <table:table-cell office:value-type="float" office:value="314198" calcext:value-type="float">
            <text:p>314198</text:p>
          </table:table-cell>
        </table:table-row>
        <table:table-row table:style-name="ro1">
          <table:table-cell office:value-type="float" office:value="252994" calcext:value-type="float">
            <text:p>252994</text:p>
          </table:table-cell>
          <table:table-cell office:value-type="float" office:value="3921767" calcext:value-type="float">
            <text:p>3921767</text:p>
          </table:table-cell>
          <table:table-cell office:value-type="float" office:value="3237078" calcext:value-type="float">
            <text:p>3237078</text:p>
          </table:table-cell>
          <table:table-cell office:value-type="float" office:value="344917" calcext:value-type="float">
            <text:p>344917</text:p>
          </table:table-cell>
          <table:table-cell office:value-type="float" office:value="1304461" calcext:value-type="float">
            <text:p>1304461</text:p>
          </table:table-cell>
          <table:table-cell office:value-type="float" office:value="2234876" calcext:value-type="float">
            <text:p>2234876</text:p>
          </table:table-cell>
          <table:table-cell table:formula="of:=[.M35]+[.L53]" office:value-type="float" office:value="6995360" calcext:value-type="float">
            <text:p>6995360</text:p>
          </table:table-cell>
          <table:table-cell office:value-type="float" office:value="664735" calcext:value-type="float">
            <text:p>664735</text:p>
          </table:table-cell>
          <table:table-cell office:value-type="float" office:value="1938635" calcext:value-type="float">
            <text:p>1938635</text:p>
          </table:table-cell>
          <table:table-cell table:number-columns-repeated="3"/>
          <table:table-cell office:value-type="float" office:value="336360" calcext:value-type="float">
            <text:p>336360</text:p>
          </table:table-cell>
        </table:table-row>
        <table:table-row table:style-name="ro1">
          <table:table-cell office:value-type="float" office:value="282539" calcext:value-type="float">
            <text:p>282539</text:p>
          </table:table-cell>
          <table:table-cell office:value-type="float" office:value="4589966" calcext:value-type="float">
            <text:p>4589966</text:p>
          </table:table-cell>
          <table:table-cell office:value-type="float" office:value="3509630" calcext:value-type="float">
            <text:p>3509630</text:p>
          </table:table-cell>
          <table:table-cell office:value-type="float" office:value="372088" calcext:value-type="float">
            <text:p>372088</text:p>
          </table:table-cell>
          <table:table-cell office:value-type="float" office:value="1417473" calcext:value-type="float">
            <text:p>1417473</text:p>
          </table:table-cell>
          <table:table-cell office:value-type="float" office:value="2424952" calcext:value-type="float">
            <text:p>2424952</text:p>
          </table:table-cell>
          <table:table-cell table:formula="of:=[.M36]+[.L54]" office:value-type="float" office:value="7576053" calcext:value-type="float">
            <text:p>7576053</text:p>
          </table:table-cell>
          <table:table-cell office:value-type="float" office:value="722706" calcext:value-type="float">
            <text:p>722706</text:p>
          </table:table-cell>
          <table:table-cell office:value-type="float" office:value="2104145" calcext:value-type="float">
            <text:p>2104145</text:p>
          </table:table-cell>
          <table:table-cell table:number-columns-repeated="3"/>
          <table:table-cell office:value-type="float" office:value="363053" calcext:value-type="float">
            <text:p>363053</text:p>
          </table:table-cell>
        </table:table-row>
        <table:table-row table:style-name="ro1">
          <table:table-cell office:value-type="float" office:value="288913" calcext:value-type="float">
            <text:p>288913</text:p>
          </table:table-cell>
          <table:table-cell office:value-type="float" office:value="4521555" calcext:value-type="float">
            <text:p>4521555</text:p>
          </table:table-cell>
          <table:table-cell office:value-type="float" office:value="3716574" calcext:value-type="float">
            <text:p>3716574</text:p>
          </table:table-cell>
          <table:table-cell office:value-type="float" office:value="403069" calcext:value-type="float">
            <text:p>403069</text:p>
          </table:table-cell>
          <table:table-cell office:value-type="float" office:value="1503547" calcext:value-type="float">
            <text:p>1503547</text:p>
          </table:table-cell>
          <table:table-cell office:value-type="float" office:value="2568364" calcext:value-type="float">
            <text:p>2568364</text:p>
          </table:table-cell>
          <table:table-cell table:formula="of:=[.M37]+[.L55]" office:value-type="float" office:value="8252430" calcext:value-type="float">
            <text:p>8252430</text:p>
          </table:table-cell>
          <table:table-cell office:value-type="float" office:value="766775" calcext:value-type="float">
            <text:p>766775</text:p>
          </table:table-cell>
          <table:table-cell office:value-type="float" office:value="2231985" calcext:value-type="float">
            <text:p>2231985</text:p>
          </table:table-cell>
          <table:table-cell table:number-columns-repeated="3"/>
          <table:table-cell office:value-type="float" office:value="383430" calcext:value-type="float">
            <text:p>383430</text:p>
          </table:table-cell>
        </table:table-row>
        <table:table-row table:style-name="ro1">
          <table:table-cell office:value-type="float" office:value="319706" calcext:value-type="float">
            <text:p>319706</text:p>
          </table:table-cell>
          <table:table-cell office:value-type="float" office:value="5218209" calcext:value-type="float">
            <text:p>5218209</text:p>
          </table:table-cell>
          <table:table-cell office:value-type="float" office:value="4009528" calcext:value-type="float">
            <text:p>4009528</text:p>
          </table:table-cell>
          <table:table-cell office:value-type="float" office:value="428902" calcext:value-type="float">
            <text:p>428902</text:p>
          </table:table-cell>
          <table:table-cell office:value-type="float" office:value="1622475" calcext:value-type="float">
            <text:p>1622475</text:p>
          </table:table-cell>
          <table:table-cell office:value-type="float" office:value="2790737" calcext:value-type="float">
            <text:p>2790737</text:p>
          </table:table-cell>
          <table:table-cell table:formula="of:=[.M38]+[.L56]" office:value-type="float" office:value="8931955" calcext:value-type="float">
            <text:p>8931955</text:p>
          </table:table-cell>
          <table:table-cell office:value-type="float" office:value="825635" calcext:value-type="float">
            <text:p>825635</text:p>
          </table:table-cell>
          <table:table-cell office:value-type="float" office:value="2423109" calcext:value-type="float">
            <text:p>2423109</text:p>
          </table:table-cell>
          <table:table-cell table:number-columns-repeated="3"/>
          <table:table-cell office:value-type="float" office:value="416955" calcext:value-type="float">
            <text:p>41695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compil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SIMPLE-BINARY__NONE,</text:p>
          </table:table-cell>
          <table:table-cell office:value-type="string" calcext:value-type="string">
            <text:p>SIMPLE-BINARY__GZIP,</text:p>
          </table:table-cell>
          <table:table-cell office:value-type="string" calcext:value-type="string">
            <text:p>SIMPLE-BINARY__BZIP2,</text:p>
          </table:table-cell>
          <table:table-cell office:value-type="string" calcext:value-type="string">
            <text:p>BYTE__NONE,</text:p>
          </table:table-cell>
          <table:table-cell office:value-type="string" calcext:value-type="string">
            <text:p>BYTE__GZIP,</text:p>
          </table:table-cell>
          <table:table-cell office:value-type="string" calcext:value-type="string">
            <text:p>BYTE__BZIP2,</text:p>
          </table:table-cell>
          <table:table-cell office:value-type="string" calcext:value-type="string">
            <text:p>BIT__NONE,</text:p>
          </table:table-cell>
          <table:table-cell office:value-type="string" calcext:value-type="string">
            <text:p>BIT__GZIP,</text:p>
          </table:table-cell>
          <table:table-cell office:value-type="string" calcext:value-type="string">
            <text:p>BIT__BZIP2</text:p>
          </table:table-cell>
          <table:table-cell/>
          <table:table-cell office:value-type="string" calcext:value-type="string">
            <text:p>fdb time to join</text:p>
          </table:table-cell>
          <table:table-cell/>
          <table:table-cell office:value-type="string" calcext:value-type="string">
            <text:p>old bit_none</text:p>
          </table:table-cell>
        </table:table-row>
        <table:table-row table:style-name="ro1">
          <table:table-cell office:value-type="float" office:value="59452" calcext:value-type="float">
            <text:p>59452</text:p>
          </table:table-cell>
          <table:table-cell office:value-type="float" office:value="589630" calcext:value-type="float">
            <text:p>589630</text:p>
          </table:table-cell>
          <table:table-cell office:value-type="float" office:value="461419" calcext:value-type="float">
            <text:p>461419</text:p>
          </table:table-cell>
          <table:table-cell office:value-type="float" office:value="109180" calcext:value-type="float">
            <text:p>109180</text:p>
          </table:table-cell>
          <table:table-cell office:value-type="float" office:value="241286" calcext:value-type="float">
            <text:p>241286</text:p>
          </table:table-cell>
          <table:table-cell office:value-type="float" office:value="357612" calcext:value-type="float">
            <text:p>357612</text:p>
          </table:table-cell>
          <table:table-cell table:formula="of:=[.L42]+[.M42]" office:value-type="float" office:value="1135425" calcext:value-type="float">
            <text:p>1135425</text:p>
          </table:table-cell>
          <table:table-cell office:value-type="float" office:value="185714" calcext:value-type="float">
            <text:p>185714</text:p>
          </table:table-cell>
          <table:table-cell office:value-type="float" office:value="341758" calcext:value-type="float">
            <text:p>341758</text:p>
          </table:table-cell>
          <table:table-cell/>
          <table:table-cell office:value-type="float" office:value="1.008" calcext:value-type="float">
            <text:p>1.008</text:p>
          </table:table-cell>
          <table:table-cell table:formula="of:=[.K42]*1000000" office:value-type="float" office:value="1008000" calcext:value-type="float">
            <text:p>1008000</text:p>
          </table:table-cell>
          <table:table-cell office:value-type="float" office:value="127425" calcext:value-type="float">
            <text:p>127425</text:p>
          </table:table-cell>
        </table:table-row>
        <table:table-row table:style-name="ro1">
          <table:table-cell office:value-type="float" office:value="92348" calcext:value-type="float">
            <text:p>92348</text:p>
          </table:table-cell>
          <table:table-cell office:value-type="float" office:value="876325" calcext:value-type="float">
            <text:p>876325</text:p>
          </table:table-cell>
          <table:table-cell office:value-type="float" office:value="725639" calcext:value-type="float">
            <text:p>725639</text:p>
          </table:table-cell>
          <table:table-cell office:value-type="float" office:value="169196" calcext:value-type="float">
            <text:p>169196</text:p>
          </table:table-cell>
          <table:table-cell office:value-type="float" office:value="379846" calcext:value-type="float">
            <text:p>379846</text:p>
          </table:table-cell>
          <table:table-cell office:value-type="float" office:value="563976" calcext:value-type="float">
            <text:p>563976</text:p>
          </table:table-cell>
          <table:table-cell table:formula="of:=[.L43]+[.M43]" office:value-type="float" office:value="1706887" calcext:value-type="float">
            <text:p>1706887</text:p>
          </table:table-cell>
          <table:table-cell office:value-type="float" office:value="268092" calcext:value-type="float">
            <text:p>268092</text:p>
          </table:table-cell>
          <table:table-cell office:value-type="float" office:value="528003" calcext:value-type="float">
            <text:p>528003</text:p>
          </table:table-cell>
          <table:table-cell/>
          <table:table-cell office:value-type="float" office:value="1.509333" calcext:value-type="float">
            <text:p>1.509333</text:p>
          </table:table-cell>
          <table:table-cell table:formula="of:=[.K43]*1000000" office:value-type="float" office:value="1509333" calcext:value-type="float">
            <text:p>1509333</text:p>
          </table:table-cell>
          <table:table-cell office:value-type="float" office:value="197554" calcext:value-type="float">
            <text:p>197554</text:p>
          </table:table-cell>
        </table:table-row>
        <table:table-row table:style-name="ro1">
          <table:table-cell office:value-type="float" office:value="129002" calcext:value-type="float">
            <text:p>129002</text:p>
          </table:table-cell>
          <table:table-cell office:value-type="float" office:value="1412782" calcext:value-type="float">
            <text:p>1412782</text:p>
          </table:table-cell>
          <table:table-cell office:value-type="float" office:value="1029933" calcext:value-type="float">
            <text:p>1029933</text:p>
          </table:table-cell>
          <table:table-cell office:value-type="float" office:value="237096" calcext:value-type="float">
            <text:p>237096</text:p>
          </table:table-cell>
          <table:table-cell office:value-type="float" office:value="538941" calcext:value-type="float">
            <text:p>538941</text:p>
          </table:table-cell>
          <table:table-cell office:value-type="float" office:value="802711" calcext:value-type="float">
            <text:p>802711</text:p>
          </table:table-cell>
          <table:table-cell table:formula="of:=[.L44]+[.M44]" office:value-type="float" office:value="2420666" calcext:value-type="float">
            <text:p>2420666</text:p>
          </table:table-cell>
          <table:table-cell office:value-type="float" office:value="379518" calcext:value-type="float">
            <text:p>379518</text:p>
          </table:table-cell>
          <table:table-cell office:value-type="float" office:value="747022" calcext:value-type="float">
            <text:p>747022</text:p>
          </table:table-cell>
          <table:table-cell/>
          <table:table-cell office:value-type="float" office:value="2.1374" calcext:value-type="float">
            <text:p>2.1374</text:p>
          </table:table-cell>
          <table:table-cell table:formula="of:=[.K44]*1000000" office:value-type="float" office:value="2137400" calcext:value-type="float">
            <text:p>2137400</text:p>
          </table:table-cell>
          <table:table-cell office:value-type="float" office:value="283266" calcext:value-type="float">
            <text:p>283266</text:p>
          </table:table-cell>
        </table:table-row>
        <table:table-row table:style-name="ro1">
          <table:table-cell office:value-type="float" office:value="155347" calcext:value-type="float">
            <text:p>155347</text:p>
          </table:table-cell>
          <table:table-cell office:value-type="float" office:value="1613498" calcext:value-type="float">
            <text:p>1613498</text:p>
          </table:table-cell>
          <table:table-cell office:value-type="float" office:value="1302288" calcext:value-type="float">
            <text:p>1302288</text:p>
          </table:table-cell>
          <table:table-cell office:value-type="float" office:value="287057" calcext:value-type="float">
            <text:p>287057</text:p>
          </table:table-cell>
          <table:table-cell office:value-type="float" office:value="678830" calcext:value-type="float">
            <text:p>678830</text:p>
          </table:table-cell>
          <table:table-cell office:value-type="float" office:value="1013618" calcext:value-type="float">
            <text:p>1013618</text:p>
          </table:table-cell>
          <table:table-cell table:formula="of:=[.L45]+[.M45]" office:value-type="float" office:value="2946259" calcext:value-type="float">
            <text:p>2946259</text:p>
          </table:table-cell>
          <table:table-cell office:value-type="float" office:value="481075" calcext:value-type="float">
            <text:p>481075</text:p>
          </table:table-cell>
          <table:table-cell office:value-type="float" office:value="948401" calcext:value-type="float">
            <text:p>948401</text:p>
          </table:table-cell>
          <table:table-cell/>
          <table:table-cell office:value-type="float" office:value="2.6062" calcext:value-type="float">
            <text:p>2.6062</text:p>
          </table:table-cell>
          <table:table-cell table:formula="of:=[.K45]*1000000" office:value-type="float" office:value="2606200" calcext:value-type="float">
            <text:p>2606200</text:p>
          </table:table-cell>
          <table:table-cell office:value-type="float" office:value="340059" calcext:value-type="float">
            <text:p>340059</text:p>
          </table:table-cell>
        </table:table-row>
        <table:table-row table:style-name="ro1">
          <table:table-cell office:value-type="float" office:value="193511" calcext:value-type="float">
            <text:p>193511</text:p>
          </table:table-cell>
          <table:table-cell office:value-type="float" office:value="2068332" calcext:value-type="float">
            <text:p>2068332</text:p>
          </table:table-cell>
          <table:table-cell office:value-type="float" office:value="1599247" calcext:value-type="float">
            <text:p>1599247</text:p>
          </table:table-cell>
          <table:table-cell office:value-type="float" office:value="346396" calcext:value-type="float">
            <text:p>346396</text:p>
          </table:table-cell>
          <table:table-cell office:value-type="float" office:value="802942" calcext:value-type="float">
            <text:p>802942</text:p>
          </table:table-cell>
          <table:table-cell office:value-type="float" office:value="1214545" calcext:value-type="float">
            <text:p>1214545</text:p>
          </table:table-cell>
          <table:table-cell table:formula="of:=[.L46]+[.M46]" office:value-type="float" office:value="3714230" calcext:value-type="float">
            <text:p>3714230</text:p>
          </table:table-cell>
          <table:table-cell office:value-type="float" office:value="572572" calcext:value-type="float">
            <text:p>572572</text:p>
          </table:table-cell>
          <table:table-cell office:value-type="float" office:value="1139612" calcext:value-type="float">
            <text:p>1139612</text:p>
          </table:table-cell>
          <table:table-cell/>
          <table:table-cell office:value-type="float" office:value="3.302" calcext:value-type="float">
            <text:p>3.302</text:p>
          </table:table-cell>
          <table:table-cell table:formula="of:=[.K46]*1000000" office:value-type="float" office:value="3302000" calcext:value-type="float">
            <text:p>3302000</text:p>
          </table:table-cell>
          <table:table-cell office:value-type="float" office:value="412230" calcext:value-type="float">
            <text:p>412230</text:p>
          </table:table-cell>
        </table:table-row>
        <table:table-row table:style-name="ro1">
          <table:table-cell office:value-type="float" office:value="212057" calcext:value-type="float">
            <text:p>212057</text:p>
          </table:table-cell>
          <table:table-cell office:value-type="float" office:value="2227023" calcext:value-type="float">
            <text:p>2227023</text:p>
          </table:table-cell>
          <table:table-cell office:value-type="float" office:value="1803062" calcext:value-type="float">
            <text:p>1803062</text:p>
          </table:table-cell>
          <table:table-cell office:value-type="float" office:value="410463" calcext:value-type="float">
            <text:p>410463</text:p>
          </table:table-cell>
          <table:table-cell office:value-type="float" office:value="932221" calcext:value-type="float">
            <text:p>932221</text:p>
          </table:table-cell>
          <table:table-cell office:value-type="float" office:value="1445498" calcext:value-type="float">
            <text:p>1445498</text:p>
          </table:table-cell>
          <table:table-cell table:formula="of:=[.L47]+[.M47]" office:value-type="float" office:value="4052148" calcext:value-type="float">
            <text:p>4052148</text:p>
          </table:table-cell>
          <table:table-cell office:value-type="float" office:value="675555" calcext:value-type="float">
            <text:p>675555</text:p>
          </table:table-cell>
          <table:table-cell office:value-type="float" office:value="1338454" calcext:value-type="float">
            <text:p>1338454</text:p>
          </table:table-cell>
          <table:table-cell/>
          <table:table-cell office:value-type="float" office:value="3.5828" calcext:value-type="float">
            <text:p>3.5828</text:p>
          </table:table-cell>
          <table:table-cell table:formula="of:=[.K47]*1000000" office:value-type="float" office:value="3582800" calcext:value-type="float">
            <text:p>3582800</text:p>
          </table:table-cell>
          <table:table-cell office:value-type="float" office:value="469348" calcext:value-type="float">
            <text:p>469348</text:p>
          </table:table-cell>
        </table:table-row>
        <table:table-row table:style-name="ro1">
          <table:table-cell office:value-type="float" office:value="249530" calcext:value-type="float">
            <text:p>249530</text:p>
          </table:table-cell>
          <table:table-cell office:value-type="float" office:value="2792754" calcext:value-type="float">
            <text:p>2792754</text:p>
          </table:table-cell>
          <table:table-cell office:value-type="float" office:value="2122072" calcext:value-type="float">
            <text:p>2122072</text:p>
          </table:table-cell>
          <table:table-cell office:value-type="float" office:value="464625" calcext:value-type="float">
            <text:p>464625</text:p>
          </table:table-cell>
          <table:table-cell office:value-type="float" office:value="1077447" calcext:value-type="float">
            <text:p>1077447</text:p>
          </table:table-cell>
          <table:table-cell office:value-type="float" office:value="1848657" calcext:value-type="float">
            <text:p>1848657</text:p>
          </table:table-cell>
          <table:table-cell table:formula="of:=[.L48]+[.M48]" office:value-type="float" office:value="4794556" calcext:value-type="float">
            <text:p>4794556</text:p>
          </table:table-cell>
          <table:table-cell office:value-type="float" office:value="774531" calcext:value-type="float">
            <text:p>774531</text:p>
          </table:table-cell>
          <table:table-cell office:value-type="float" office:value="1548114" calcext:value-type="float">
            <text:p>1548114</text:p>
          </table:table-cell>
          <table:table-cell/>
          <table:table-cell office:value-type="float" office:value="4.2348" calcext:value-type="float">
            <text:p>4.2348</text:p>
          </table:table-cell>
          <table:table-cell table:formula="of:=[.K48]*1000000" office:value-type="float" office:value="4234800" calcext:value-type="float">
            <text:p>4234800</text:p>
          </table:table-cell>
          <table:table-cell office:value-type="float" office:value="559756" calcext:value-type="float">
            <text:p>559756</text:p>
          </table:table-cell>
        </table:table-row>
        <table:table-row table:style-name="ro1">
          <table:table-cell office:value-type="float" office:value="270615" calcext:value-type="float">
            <text:p>270615</text:p>
          </table:table-cell>
          <table:table-cell office:value-type="float" office:value="2905185" calcext:value-type="float">
            <text:p>2905185</text:p>
          </table:table-cell>
          <table:table-cell office:value-type="float" office:value="2381881" calcext:value-type="float">
            <text:p>2381881</text:p>
          </table:table-cell>
          <table:table-cell office:value-type="float" office:value="520783" calcext:value-type="float">
            <text:p>520783</text:p>
          </table:table-cell>
          <table:table-cell office:value-type="float" office:value="1200438" calcext:value-type="float">
            <text:p>1200438</text:p>
          </table:table-cell>
          <table:table-cell office:value-type="float" office:value="1837626" calcext:value-type="float">
            <text:p>1837626</text:p>
          </table:table-cell>
          <table:table-cell table:formula="of:=[.L49]+[.M49]" office:value-type="float" office:value="5303828" calcext:value-type="float">
            <text:p>5303828</text:p>
          </table:table-cell>
          <table:table-cell office:value-type="float" office:value="864094" calcext:value-type="float">
            <text:p>864094</text:p>
          </table:table-cell>
          <table:table-cell office:value-type="float" office:value="1739746" calcext:value-type="float">
            <text:p>1739746</text:p>
          </table:table-cell>
          <table:table-cell/>
          <table:table-cell office:value-type="float" office:value="4.6948" calcext:value-type="float">
            <text:p>4.6948</text:p>
          </table:table-cell>
          <table:table-cell table:formula="of:=[.K49]*1000000" office:value-type="float" office:value="4694800" calcext:value-type="float">
            <text:p>4694800</text:p>
          </table:table-cell>
          <table:table-cell office:value-type="float" office:value="609028" calcext:value-type="float">
            <text:p>609028</text:p>
          </table:table-cell>
        </table:table-row>
        <table:table-row table:style-name="ro1">
          <table:table-cell office:value-type="float" office:value="305103" calcext:value-type="float">
            <text:p>305103</text:p>
          </table:table-cell>
          <table:table-cell office:value-type="float" office:value="3441296" calcext:value-type="float">
            <text:p>3441296</text:p>
          </table:table-cell>
          <table:table-cell office:value-type="float" office:value="2680146" calcext:value-type="float">
            <text:p>2680146</text:p>
          </table:table-cell>
          <table:table-cell office:value-type="float" office:value="569389" calcext:value-type="float">
            <text:p>569389</text:p>
          </table:table-cell>
          <table:table-cell office:value-type="float" office:value="1336771" calcext:value-type="float">
            <text:p>1336771</text:p>
          </table:table-cell>
          <table:table-cell office:value-type="float" office:value="2065252" calcext:value-type="float">
            <text:p>2065252</text:p>
          </table:table-cell>
          <table:table-cell table:formula="of:=[.L50]+[.M50]" office:value-type="float" office:value="6056395" calcext:value-type="float">
            <text:p>6056395</text:p>
          </table:table-cell>
          <table:table-cell office:value-type="float" office:value="947234" calcext:value-type="float">
            <text:p>947234</text:p>
          </table:table-cell>
          <table:table-cell office:value-type="float" office:value="1945854" calcext:value-type="float">
            <text:p>1945854</text:p>
          </table:table-cell>
          <table:table-cell/>
          <table:table-cell office:value-type="float" office:value="5.378" calcext:value-type="float">
            <text:p>5.378</text:p>
          </table:table-cell>
          <table:table-cell table:formula="of:=[.K50]*1000000" office:value-type="float" office:value="5378000" calcext:value-type="float">
            <text:p>5378000</text:p>
          </table:table-cell>
          <table:table-cell office:value-type="float" office:value="678395" calcext:value-type="float">
            <text:p>678395</text:p>
          </table:table-cell>
        </table:table-row>
        <table:table-row table:style-name="ro1">
          <table:table-cell office:value-type="float" office:value="326261" calcext:value-type="float">
            <text:p>326261</text:p>
          </table:table-cell>
          <table:table-cell office:value-type="float" office:value="3528012" calcext:value-type="float">
            <text:p>3528012</text:p>
          </table:table-cell>
          <table:table-cell office:value-type="float" office:value="2895115" calcext:value-type="float">
            <text:p>2895115</text:p>
          </table:table-cell>
          <table:table-cell office:value-type="float" office:value="619769" calcext:value-type="float">
            <text:p>619769</text:p>
          </table:table-cell>
          <table:table-cell office:value-type="float" office:value="1523980" calcext:value-type="float">
            <text:p>1523980</text:p>
          </table:table-cell>
          <table:table-cell office:value-type="float" office:value="2243207" calcext:value-type="float">
            <text:p>2243207</text:p>
          </table:table-cell>
          <table:table-cell table:formula="of:=[.L51]+[.M51]" office:value-type="float" office:value="6444520" calcext:value-type="float">
            <text:p>6444520</text:p>
          </table:table-cell>
          <table:table-cell office:value-type="float" office:value="1031681" calcext:value-type="float">
            <text:p>1031681</text:p>
          </table:table-cell>
          <table:table-cell office:value-type="float" office:value="2114756" calcext:value-type="float">
            <text:p>2114756</text:p>
          </table:table-cell>
          <table:table-cell/>
          <table:table-cell office:value-type="float" office:value="5.7014" calcext:value-type="float">
            <text:p>5.7014</text:p>
          </table:table-cell>
          <table:table-cell table:formula="of:=[.K51]*1000000" office:value-type="float" office:value="5701400" calcext:value-type="float">
            <text:p>5701400</text:p>
          </table:table-cell>
          <table:table-cell office:value-type="float" office:value="743120" calcext:value-type="float">
            <text:p>743120</text:p>
          </table:table-cell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float" office:value="4169434" calcext:value-type="float">
            <text:p>4169434</text:p>
          </table:table-cell>
          <table:table-cell office:value-type="float" office:value="3175792" calcext:value-type="float">
            <text:p>3175792</text:p>
          </table:table-cell>
          <table:table-cell office:value-type="float" office:value="674138" calcext:value-type="float">
            <text:p>674138</text:p>
          </table:table-cell>
          <table:table-cell office:value-type="float" office:value="1597503" calcext:value-type="float">
            <text:p>1597503</text:p>
          </table:table-cell>
          <table:table-cell office:value-type="float" office:value="2440351" calcext:value-type="float">
            <text:p>2440351</text:p>
          </table:table-cell>
          <table:table-cell table:formula="of:=[.L52]+[.M52]" office:value-type="float" office:value="7348225" calcext:value-type="float">
            <text:p>7348225</text:p>
          </table:table-cell>
          <table:table-cell office:value-type="float" office:value="1130865" calcext:value-type="float">
            <text:p>1130865</text:p>
          </table:table-cell>
          <table:table-cell office:value-type="float" office:value="2296345" calcext:value-type="float">
            <text:p>2296345</text:p>
          </table:table-cell>
          <table:table-cell/>
          <table:table-cell office:value-type="float" office:value="6.547167" calcext:value-type="float">
            <text:p>6.547167</text:p>
          </table:table-cell>
          <table:table-cell table:formula="of:=[.K52]*1000000" office:value-type="float" office:value="6547167" calcext:value-type="float">
            <text:p>6547167</text:p>
          </table:table-cell>
          <table:table-cell office:value-type="float" office:value="801058" calcext:value-type="float">
            <text:p>801058</text:p>
          </table:table-cell>
        </table:table-row>
        <table:table-row table:style-name="ro1">
          <table:table-cell office:value-type="float" office:value="387476" calcext:value-type="float">
            <text:p>387476</text:p>
          </table:table-cell>
          <table:table-cell office:value-type="float" office:value="4167019" calcext:value-type="float">
            <text:p>4167019</text:p>
          </table:table-cell>
          <table:table-cell office:value-type="float" office:value="3452354" calcext:value-type="float">
            <text:p>3452354</text:p>
          </table:table-cell>
          <table:table-cell office:value-type="float" office:value="726445" calcext:value-type="float">
            <text:p>726445</text:p>
          </table:table-cell>
          <table:table-cell office:value-type="float" office:value="1715984" calcext:value-type="float">
            <text:p>1715984</text:p>
          </table:table-cell>
          <table:table-cell office:value-type="float" office:value="2628618" calcext:value-type="float">
            <text:p>2628618</text:p>
          </table:table-cell>
          <table:table-cell table:formula="of:=[.L53]+[.M53]" office:value-type="float" office:value="7521546" calcext:value-type="float">
            <text:p>7521546</text:p>
          </table:table-cell>
          <table:table-cell office:value-type="float" office:value="1221720" calcext:value-type="float">
            <text:p>1221720</text:p>
          </table:table-cell>
          <table:table-cell office:value-type="float" office:value="2483324" calcext:value-type="float">
            <text:p>2483324</text:p>
          </table:table-cell>
          <table:table-cell/>
          <table:table-cell office:value-type="float" office:value="6.659" calcext:value-type="float">
            <text:p>6.659</text:p>
          </table:table-cell>
          <table:table-cell table:formula="of:=[.K53]*1000000" office:value-type="float" office:value="6659000" calcext:value-type="float">
            <text:p>6659000</text:p>
          </table:table-cell>
          <table:table-cell office:value-type="float" office:value="862546" calcext:value-type="float">
            <text:p>862546</text:p>
          </table:table-cell>
        </table:table-row>
        <table:table-row table:style-name="ro1">
          <table:table-cell office:value-type="float" office:value="422191" calcext:value-type="float">
            <text:p>422191</text:p>
          </table:table-cell>
          <table:table-cell office:value-type="float" office:value="4765628" calcext:value-type="float">
            <text:p>4765628</text:p>
          </table:table-cell>
          <table:table-cell office:value-type="float" office:value="3693113" calcext:value-type="float">
            <text:p>3693113</text:p>
          </table:table-cell>
          <table:table-cell office:value-type="float" office:value="782927" calcext:value-type="float">
            <text:p>782927</text:p>
          </table:table-cell>
          <table:table-cell office:value-type="float" office:value="1852672" calcext:value-type="float">
            <text:p>1852672</text:p>
          </table:table-cell>
          <table:table-cell office:value-type="float" office:value="2838569" calcext:value-type="float">
            <text:p>2838569</text:p>
          </table:table-cell>
          <table:table-cell table:formula="of:=[.L54]+[.M54]" office:value-type="float" office:value="8142478" calcext:value-type="float">
            <text:p>8142478</text:p>
          </table:table-cell>
          <table:table-cell office:value-type="float" office:value="1313816" calcext:value-type="float">
            <text:p>1313816</text:p>
          </table:table-cell>
          <table:table-cell office:value-type="float" office:value="2665429" calcext:value-type="float">
            <text:p>2665429</text:p>
          </table:table-cell>
          <table:table-cell/>
          <table:table-cell office:value-type="float" office:value="7.213" calcext:value-type="float">
            <text:p>7.213</text:p>
          </table:table-cell>
          <table:table-cell table:formula="of:=[.K54]*1000000" office:value-type="float" office:value="7213000" calcext:value-type="float">
            <text:p>7213000</text:p>
          </table:table-cell>
          <table:table-cell office:value-type="float" office:value="929478" calcext:value-type="float">
            <text:p>929478</text:p>
          </table:table-cell>
        </table:table-row>
        <table:table-row table:style-name="ro1">
          <table:table-cell office:value-type="float" office:value="442695" calcext:value-type="float">
            <text:p>442695</text:p>
          </table:table-cell>
          <table:table-cell office:value-type="float" office:value="4779143" calcext:value-type="float">
            <text:p>4779143</text:p>
          </table:table-cell>
          <table:table-cell office:value-type="float" office:value="3906598" calcext:value-type="float">
            <text:p>3906598</text:p>
          </table:table-cell>
          <table:table-cell office:value-type="float" office:value="836467" calcext:value-type="float">
            <text:p>836467</text:p>
          </table:table-cell>
          <table:table-cell office:value-type="float" office:value="1980574" calcext:value-type="float">
            <text:p>1980574</text:p>
          </table:table-cell>
          <table:table-cell office:value-type="float" office:value="3022204" calcext:value-type="float">
            <text:p>3022204</text:p>
          </table:table-cell>
          <table:table-cell table:formula="of:=[.L55]+[.M55]" office:value-type="float" office:value="8860947" calcext:value-type="float">
            <text:p>8860947</text:p>
          </table:table-cell>
          <table:table-cell office:value-type="float" office:value="1401679" calcext:value-type="float">
            <text:p>1401679</text:p>
          </table:table-cell>
          <table:table-cell office:value-type="float" office:value="2839975" calcext:value-type="float">
            <text:p>2839975</text:p>
          </table:table-cell>
          <table:table-cell/>
          <table:table-cell office:value-type="float" office:value="7.869" calcext:value-type="float">
            <text:p>7.869</text:p>
          </table:table-cell>
          <table:table-cell table:formula="of:=[.K55]*1000000" office:value-type="float" office:value="7869000" calcext:value-type="float">
            <text:p>7869000</text:p>
          </table:table-cell>
          <table:table-cell office:value-type="float" office:value="991947" calcext:value-type="float">
            <text:p>991947</text:p>
          </table:table-cell>
        </table:table-row>
        <table:table-row table:style-name="ro1">
          <table:table-cell office:value-type="float" office:value="479508" calcext:value-type="float">
            <text:p>479508</text:p>
          </table:table-cell>
          <table:table-cell office:value-type="float" office:value="5481732" calcext:value-type="float">
            <text:p>5481732</text:p>
          </table:table-cell>
          <table:table-cell office:value-type="float" office:value="4195616" calcext:value-type="float">
            <text:p>4195616</text:p>
          </table:table-cell>
          <table:table-cell office:value-type="float" office:value="900087" calcext:value-type="float">
            <text:p>900087</text:p>
          </table:table-cell>
          <table:table-cell office:value-type="float" office:value="2138066" calcext:value-type="float">
            <text:p>2138066</text:p>
          </table:table-cell>
          <table:table-cell office:value-type="float" office:value="3279809" calcext:value-type="float">
            <text:p>3279809</text:p>
          </table:table-cell>
          <table:table-cell table:formula="of:=[.L56]+[.M56]" office:value-type="float" office:value="9579706" calcext:value-type="float">
            <text:p>9579706</text:p>
          </table:table-cell>
          <table:table-cell office:value-type="float" office:value="1512323" calcext:value-type="float">
            <text:p>1512323</text:p>
          </table:table-cell>
          <table:table-cell office:value-type="float" office:value="3092107" calcext:value-type="float">
            <text:p>3092107</text:p>
          </table:table-cell>
          <table:table-cell/>
          <table:table-cell office:value-type="float" office:value="8.515" calcext:value-type="float">
            <text:p>8.515</text:p>
          </table:table-cell>
          <table:table-cell table:formula="of:=[.K56]*1000000" office:value-type="float" office:value="8515000" calcext:value-type="float">
            <text:p>8515000</text:p>
          </table:table-cell>
          <table:table-cell office:value-type="float" office:value="1064706" calcext:value-type="float">
            <text:p>1064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7:41:49.076600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6:53:16.199717724</meta:creation-date>
    <dc:date>2015-07-22T17:43:06.063896257</dc:date>
    <meta:editing-duration>PT4M1S</meta:editing-duration>
    <meta:editing-cycles>8</meta:editing-cycles>
    <meta:generator>LibreOffice/4.4.4.3$Linux_X86_64 LibreOffice_project/40$Build-3</meta:generator>
    <meta:document-statistic meta:table-count="1" meta:cell-count="512" meta:object-count="0"/>
  </office:meta>
</office:document-meta>
</file>